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77C0000238FE8BB7F2E.svm"/>
  <manifest:file-entry manifest:media-type="" manifest:full-path="Pictures/2000000700002F570000160556F3E50C.svm"/>
  <manifest:file-entry manifest:media-type="" manifest:full-path="Pictures/2000000700002E830000217ECC8F7BF9.svm"/>
  <manifest:file-entry manifest:media-type="" manifest:full-path="Pictures/20000007000033AE0000200B51A6ABAA.svm"/>
  <manifest:file-entry manifest:media-type="" manifest:full-path="Pictures/20000007000044F100001CA221E24F7C.svm"/>
  <manifest:file-entry manifest:media-type="" manifest:full-path="Pictures/200000070000436400002C8D239708F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</style:style>
    <style:style style:name="P2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Arial1" fo:font-size="11.25pt" fo:letter-spacing="normal" fo:font-style="normal" fo:font-weight="normal"/>
    </style:style>
    <style:style style:name="P3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242729" style:font-name="Arial1" fo:font-size="11.25pt" fo:letter-spacing="normal" fo:font-style="normal" fo:font-weight="normal"/>
    </style:style>
    <style:style style:name="T2" style:family="text">
      <style:text-properties fo:font-variant="normal" fo:text-transform="none" fo:color="#242729" style:font-name="Arial1" fo:font-size="11.25pt" fo:letter-spacing="normal" fo:font-style="normal" fo:font-weight="normal" fo:background-color="#eff0f1"/>
    </style:style>
    <style:style style:name="T3" style:family="text">
      <style:text-properties fo:font-variant="normal" fo:text-transform="none" fo:color="#242729" style:font-name="Consolas" fo:font-size="9.75pt" fo:letter-spacing="normal" fo:font-style="normal" fo:font-weight="normal" fo:background-color="#eff0f1"/>
    </style:style>
    <style:style style:name="T4" style:family="text">
      <style:text-properties fo:font-variant="normal" fo:text-transform="none" fo:color="#242729" style:font-name="Arial" fo:font-size="12pt" fo:letter-spacing="normal" fo:font-style="normal" fo:font-weight="normal" fo:background-color="#eff0f1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text:tab/><text:tab/><text:tab/><text:tab/>JAVA IO/NIO/NIO2</text:p>
      <text:p text:style-name="P1"/>
      <text:p text:style-name="Standard">Classic IO:</text:p>
      <text:p text:style-name="Standard"/>
      <text:p text:style-name="Standard"><text:tab/><text:span text:style-name="Source_20_Text"><text:span text:style-name="T4">hierarchy is listed here : </text:span></text:span></text:p>
      <text:p text:style-name="P1"><text:span text:style-name="Source_20_Text"><text:span text:style-name="T4">https://docs.oracle.com/javase/8/docs/api/java/io/package-tree.html</text:span></text:span></text:p>
      <text:p text:style-name="Standard"/>
      <text:p text:style-name="Standard"/>
      <text:p text:style-name="Standard"><draw:frame draw:style-name="fr1" draw:name="graphics1" text:anchor-type="paragraph" svg:width="4.6874in" svg:height="3.3756in" draw:z-index="1"><draw:image xlink:href="Pictures/2000000700002E830000217ECC8F7BF9.svm" xlink:type="simple" xlink:show="embed" xlink:actuate="onLoad"/></draw:frame> </text:p>
      <text:p text:style-name="Standard"/>
      <text:p text:style-name="Standard"/>
      <text:p text:style-name="Standard"><draw:frame draw:style-name="fr1" draw:name="graphics2" text:anchor-type="paragraph" svg:width="3.9799in" svg:height="3.5839in" draw:z-index="2"><draw:image xlink:href="Pictures/200000070000277C0000238FE8BB7F2E.svm" xlink:type="simple" xlink:show="embed" xlink:actuate="onLoad"/></draw:frame><text:soft-page-break/> <text:s/></text:p>
      <text:p text:style-name="Standard"/>
      <text:p text:style-name="P1"><text:span text:style-name="T1">InputStream is parent class of all input streams and readers. Classes that have Stream keyword will work with bytes whereas classes which have Reader keyword will work with characters. </text:span><text:line-break/><text:line-break/><text:span text:style-name="T1">Buffer is wrapper around these streams to decrease the system calls and increase performance and speed of reading. </text:span><text:line-break/><text:line-break/><text:span text:style-name="T1">Non buffered streams return single byte each time whereas Buffered stream will not return until the buffer gets full. </text:span></text:p>
      <text:p text:style-name="P2">InputStream--&gt;reads Byte</text:p>
      <text:p text:style-name="P2">BufferedInputstream--&gt;reads Bytes, but fill the buffer so less system calls.</text:p>
      <text:p text:style-name="P2">InputStreamReader--&gt;reads char</text:p>
      <text:p text:style-name="P1"><text:span text:style-name="T1">BufferedReader--&gt; reads char but allows to read a whole line using </text:span><text:span text:style-name="Source_20_Text"><text:span text:style-name="T3">readLine().</text:span></text:span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  <text:p text:style-name="P1"><text:span text:style-name="Source_20_Text"><text:span text:style-name="T2">New IO: </text:span></text:span></text:p>
      <text:p text:style-name="P1"><text:span text:style-name="Source_20_Text"><text:span text:style-name="T2"/></text:span></text:p>
      <text:p text:style-name="P1"><text:span text:style-name="Source_20_Text"><text:span text:style-name="T4">hierarchy is listed here : </text:span></text:span><text:span text:style-name="Source_20_Text"><text:span text:style-name="T2"><text:tab/>https://docs.oracle.com/javase/8/docs/api/java/nio/package-tree.html<text:tab/><text:tab/></text:span></text:span></text:p>
      <text:p text:style-name="P1"><text:span text:style-name="Source_20_Text"><text:span text:style-name="T2"/></text:span></text:p>
      <text:p text:style-name="P1"><text:span text:style-name="Source_20_Text"><text:span text:style-name="T2">Buffer: <text:s/>Buffers are not thread safe</text:span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draw:frame draw:style-name="fr1" draw:name="graphics4" text:anchor-type="paragraph" svg:width="5.2083in" svg:height="3.2299in" draw:z-index="3"><draw:image xlink:href="Pictures/20000007000033AE0000200B51A6ABAA.svm" xlink:type="simple" xlink:show="embed" xlink:actuate="onLoad"/></draw:frame><text:span text:style-name="Source_20_Text"><text:span text:style-name="T2"> </text:span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/>
      <text:p text:style-name="P1"><text:span text:style-name="Source_20_Text"><text:span text:style-name="T2"><text:s/></text:span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oft-page-break/><text:span text:style-name="Source_20_Text"><text:span text:style-name="T2"/></text:span></text:p>
      <text:p text:style-name="P1"><draw:frame draw:style-name="fr1" draw:name="graphics5" text:anchor-type="paragraph" svg:width="4.7717in" svg:height="2.2193in" draw:z-index="4"><draw:image xlink:href="Pictures/2000000700002F570000160556F3E50C.svm" xlink:type="simple" xlink:show="embed" xlink:actuate="onLoad"/></draw:frame><text:span text:style-name="Source_20_Text"><text:span text:style-name="T2"/></text:span></text:p>
      <text:p text:style-name="P1"><text:span text:style-name="Source_20_Text"><text:span text:style-name="T2"/></text:span></text:p>
      <text:p text:style-name="P1"><draw:frame draw:style-name="fr3" draw:name="graphics6" text:anchor-type="paragraph" svg:width="6.9252in" svg:height="2.8756in" draw:z-index="5"><draw:image xlink:href="Pictures/20000007000044F100001CA221E24F7C.svm" xlink:type="simple" xlink:show="embed" xlink:actuate="onLoad"/></draw:frame><text:span text:style-name="Source_20_Text"><text:span text:style-name="T2"> </text:span></text:span></text:p>
      <text:p text:style-name="P1"/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oft-page-break/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>Channel:</text:span></text:span></text:p>
      <text:p text:style-name="P1"><text:span text:style-name="Source_20_Text"><text:span text:style-name="T2"/></text:span></text:p>
      <text:p text:style-name="P1"><text:span text:style-name="Source_20_Text"><text:span text:style-name="T2">File channels are thread safe.</text:span></text:span></text:p>
      <text:p text:style-name="P1"><text:span text:style-name="Source_20_Text"><text:span text:style-name="T2"/></text:span></text:p>
      <text:p text:style-name="P1"><draw:frame draw:style-name="fr2" draw:name="graphics3" text:anchor-type="paragraph" svg:width="6.7925in" svg:height="4.4902in" draw:z-index="0"><draw:image xlink:href="Pictures/200000070000436400002C8D239708F4.svm" xlink:type="simple" xlink:show="embed" xlink:actuate="onLoad"/></draw:frame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>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ybasha Shaik</meta:initial-creator>
    <meta:creation-date>2016-09-25T05:56:27.26</meta:creation-date>
    <dc:date>2016-10-15T08:41:42.44</dc:date>
    <dc:creator>Johnybasha Shaik</dc:creator>
    <meta:editing-duration>PT7H58M53S</meta:editing-duration>
    <meta:editing-cycles>23</meta:editing-cycles>
    <meta:generator>OpenOffice/4.1.2$Win32 OpenOffice.org_project/412m3$Build-9782</meta:generator>
    <meta:document-statistic meta:table-count="0" meta:image-count="6" meta:object-count="0" meta:page-count="4" meta:paragraph-count="20" meta:word-count="126" meta:character-count="944"/>
  </office:meta>
</office:document-meta>
</file>